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b08df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color="#ff0000" fo:font-weight="bold" officeooo:paragraph-rsid="000b08df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fo:text-align="start" style:justify-single-word="false" style:writing-mode="lr-tb"/>
      <style:text-properties officeooo:paragraph-rsid="000b08df"/>
    </style:style>
    <style:style style:name="P4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</style:style>
    <style:style style:name="P5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officeooo:paragraph-rsid="000b08df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0b08df" officeooo:paragraph-rsid="000b08df" style:text-blinking="false" fo:background-color="transparent"/>
    </style:style>
    <style:style style:name="P7" style:family="paragraph" style:parent-style-name="Text_20_body" style:list-style-name="L3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0b08df" officeooo:paragraph-rsid="000b08df" style:text-blinking="false" fo:background-color="transparent"/>
    </style:style>
    <style:style style:name="P8" style:family="paragraph" style:parent-style-name="Text_20_body" style:list-style-name="L8">
      <style:paragraph-properties fo:margin-top="0cm" fo:margin-bottom="0cm" loext:contextual-spacing="false" fo:line-height="138%" fo:text-align="start" style:justify-single-word="false" style:writing-mode="lr-tb">
        <style:tab-stops>
          <style:tab-stop style:position="8.043cm"/>
        </style:tab-stops>
      </style:paragraph-properties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0c71e5" officeooo:paragraph-rsid="000c71e5" style:text-blinking="false" fo:background-color="transparent" style:font-size-asian="18pt" style:font-weight-asian="bold" style:font-size-complex="18pt" style:font-weight-complex="bold"/>
    </style:style>
    <style:style style:name="P9" style:family="paragraph" style:parent-style-name="Text_20_body" style:list-style-name="L3">
      <style:paragraph-properties fo:margin-top="0cm" fo:margin-bottom="0cm" loext:contextual-spacing="false" fo:line-height="138%" fo:text-align="start" style:justify-single-word="false" style:writing-mode="lr-tb"/>
      <style:text-properties officeooo:rsid="000b08df" officeooo:paragraph-rsid="000b08df"/>
    </style:style>
    <style:style style:name="P10" style:family="paragraph" style:parent-style-name="Text_20_body" style:list-style-name="L3">
      <style:paragraph-properties fo:margin-top="0cm" fo:margin-bottom="0cm" loext:contextual-spacing="false" fo:line-height="138%" fo:text-align="start" style:justify-single-word="false" style:writing-mode="lr-tb"/>
      <style:text-properties officeooo:rsid="000b08df" officeooo:paragraph-rsid="000f017d"/>
    </style:style>
    <style:style style:name="P11" style:family="paragraph" style:parent-style-name="Text_20_body" style:list-style-name="L8">
      <style:paragraph-properties fo:margin-top="0cm" fo:margin-bottom="0cm" loext:contextual-spacing="false" fo:line-height="138%" fo:text-align="start" style:justify-single-word="false" style:writing-mode="lr-tb">
        <style:tab-stops>
          <style:tab-stop style:position="8.043cm"/>
        </style:tab-stops>
      </style:paragraph-properties>
      <style:text-properties fo:color="#000000" fo:font-size="18pt" officeooo:rsid="000c71e5" officeooo:paragraph-rsid="000c71e5" style:font-size-asian="18pt" style:font-size-complex="18pt"/>
    </style:style>
    <style:style style:name="P12" style:family="paragraph" style:parent-style-name="Text_20_body" style:list-style-name="L8">
      <style:paragraph-properties fo:margin-top="0cm" fo:margin-bottom="0cm" loext:contextual-spacing="false" fo:line-height="138%" fo:text-align="start" style:justify-single-word="false" style:writing-mode="lr-tb">
        <style:tab-stops>
          <style:tab-stop style:position="8.043cm"/>
        </style:tab-stops>
      </style:paragraph-properties>
      <style:text-properties fo:color="#000000" officeooo:rsid="000c71e5" officeooo:paragraph-rsid="000c71e5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0b08d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0f017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style:font-name="Arial" fo:font-size="30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30pt" fo:font-style="normal" style:text-underline-style="none" officeooo:rsid="000b08d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text-line-through-style="none" style:text-line-through-type="none" style:font-name="Arial" fo:font-size="18pt" fo:font-style="normal" style:text-underline-style="none" fo:font-weight="bold" officeooo:rsid="000cad8a" style:text-blinking="false" fo:background-color="transparent" loext:char-shading-value="0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Arial" fo:font-size="18pt" fo:font-style="normal" style:text-underline-style="none" fo:font-weight="normal" officeooo:rsid="000cad8a" style:text-blinking="false" fo:background-color="transparent" loext:char-shading-value="0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font-name="Arial" fo:font-style="normal" style:text-underline-style="none" fo:font-weight="bold" officeooo:rsid="000bc6e3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style:text-line-through-style="none" style:text-line-through-type="none" style:font-name="Arial" fo:font-style="normal" style:text-underline-style="none" fo:font-weight="bold" officeooo:rsid="000cad8a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0cad8a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font-name="Arial" fo:font-size="20pt" fo:font-style="normal" style:text-underline-style="none" fo:font-weight="bold" officeooo:rsid="000bc6e3" style:text-blinking="false" fo:background-color="transparent" loext:char-shading-value="0" style:font-size-asian="20pt" style:font-weight-asian="bold" style:font-size-complex="20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017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a421f2a-dd29-48e7-fcd7-bb8932c7757f"/><text:span text:style-name="T5">REST’OR</text:span><text:span text:style-name="T6">AN</text:span></text:p>
      <text:list xml:id="list611794221331023208" text:style-name="L1">
        <text:list-item>
          <text:p text:style-name="P3"><text:span text:style-name="T4">Présentation</text:span><text:span text:style-name="T1">=&gt;Accueil</text:span></text:p>
        </text:list-item>
      </text:list>
      <text:list xml:id="list137655167658379885" text:style-name="L2">
        <text:list-item>
          <text:p text:style-name="P4"><text:span text:style-name="T4">Horaires</text:span><text:span text:style-name="T1">=&gt;”Aside”</text:span></text:p>
        </text:list-item>
        <text:list-item>
          <text:p text:style-name="P5"><text:span text:style-name="T4">Admin </text:span><text:span text:style-name="T1"><text:s text:c="3"/></text:span><text:span text:style-name="T3">(</text:span><text:span text:style-name="T2">Utilisateu</text:span><text:span text:style-name="T3">r, </text:span><text:span text:style-name="T2">Réservation, Horaire, Livraison, Carte</text:span><text:span text:style-name="T3">)</text:span></text:p>
        </text:list-item>
      </text:list>
      <text:list xml:id="list6060511042451498557" text:style-name="L3">
        <text:list-header>
          <text:p text:style-name="P7"/>
        </text:list-header>
        <text:list-item>
          <text:p text:style-name="P9"><text:span text:style-name="T4">Livre d’Or</text:span><text:span text:style-name="T1"> (Commentaires)</text:span></text:p>
        </text:list-item>
        <text:list-item>
          <text:p text:style-name="P9"><text:span text:style-name="T4">Résérvation</text:span><text:span text:style-name="T1"> (11-14 <text:s/>18-22 <text:s text:c="6"/>Du mercredi soir→dimanche soir)</text:span></text:p>
        </text:list-item>
        <text:list-item>
          <text:p text:style-name="P10"><text:span text:style-name="T4">Menu</text:span><text:span text:style-name="T1"> <text:s/></text:span><text:span text:style-name="T3">(</text:span><text:span text:style-name="T1">Entré</text:span><text:span text:style-name="T3">e, </text:span><text:span text:style-name="T1">Plat, Déssert</text:span><text:span text:style-name="T3">)</text:span></text:p>
        </text:list-item>
      </text:list>
      <text:p text:style-name="P6"><draw:line text:anchor-type="paragraph" draw:z-index="0" draw:name="Forme1" draw:style-name="gr1" draw:text-style-name="P13" svg:x1="0.086cm" svg:y1="0.848cm" svg:x2="17.919cm" svg:y2="0.822cm"><text:p/></draw:line></text:p>
      <text:p text:style-name="P6"/>
      <text:p text:style-name="P1"><text:span text:style-name="T2"><text:tab/><text:tab/><text:tab/><text:tab/></text:span><text:span text:style-name="T16">Base de données</text:span></text:p>
      <text:list xml:id="list263344355220947424" text:style-name="L8">
        <text:list-item>
          <text:p text:style-name="P11"><text:span text:style-name="T12">P</text:span><text:span text:style-name="T11">LAT </text:span><text:span text:style-name="T14">( #id, id_category, name, image)</text:span></text:p>
        </text:list-item>
        <text:list-item>
          <text:p text:style-name="P8">CATEGORY <text:span text:style-name="T17">(</text:span><text:span text:style-name="T18">#id, name</text:span><text:span text:style-name="T17">)</text:span></text:p>
        </text:list-item>
        <text:list-item>
          <text:p text:style-name="P8">RESERVATION <text:span text:style-name="T17">(#id, client_number, horaires, name, date, tel, comments)</text:span></text:p>
        </text:list-item>
        <text:list-item>
          <text:p text:style-name="P11"><text:span text:style-name="T13">DELIVERY </text:span><text:span text:style-name="T14">(#id, horaires, id_plats, comments, address, city, tel, name)</text:span></text:p>
        </text:list-item>
        <text:list-item>
          <text:p text:style-name="P8">DATE <text:span text:style-name="T17">(#id)</text:span></text:p>
        </text:list-item>
        <text:list-item>
          <text:p text:style-name="P11"><text:span text:style-name="T11">COMMENTS </text:span><text:span text:style-name="T14">(</text:span><text:span text:style-name="T15">#id, author, content, mail</text:span><text:span text:style-name="T14">)</text:span></text:p>
        </text:list-item>
        <text:list-item>
          <text:p text:style-name="P11"><text:span text:style-name="T11">NOTE </text:span><text:span text:style-name="T14">(</text:span><text:span text:style-name="T15">#id_plats, note</text:span><text:span text:style-name="T14">)</text:span></text:p>
        </text:list-item>
        <text:list-item>
          <text:p text:style-name="P12"><text:span text:style-name="T7">ADMIN </text:span><text:span text:style-name="T9">(</text:span><text:span text:style-name="T10">#id, login, password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59:13.625327012</meta:creation-date>
    <meta:editing-duration>PT7M25S</meta:editing-duration>
    <meta:editing-cycles>2</meta:editing-cycles>
    <meta:generator>LibreOffice/5.1.6.2$Linux_X86_64 LibreOffice_project/10m0$Build-2</meta:generator>
    <dc:date>2018-02-28T18:16:43.394623737</dc:date>
    <meta:document-statistic meta:table-count="0" meta:image-count="0" meta:object-count="0" meta:page-count="1" meta:paragraph-count="17" meta:word-count="81" meta:character-count="553" meta:non-whitespace-character-count="488"/>
  </office:meta>
</office:document-meta>
</file>